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text-properties style:font-name="Cambria" fo:font-size="10pt" style:font-size-asian="10pt" style:font-name-complex="Tahoma" style:font-size-complex="10pt"/>
    </style:style>
    <style:style style:name="P2" style:family="paragraph" style:parent-style-name="Standard">
      <style:paragraph-properties fo:text-align="center" style:justify-single-word="false"/>
      <style:text-properties fo:font-variant="small-caps" style:font-name="Cambria" fo:font-size="18pt" fo:letter-spacing="0.0209in" fo:text-shadow="1pt 1pt" fo:font-weight="bold" style:font-size-asian="18pt" style:font-weight-asian="bold" style:font-name-complex="Tahoma" style:font-size-complex="18pt"/>
    </style:style>
    <style:style style:name="P3" style:family="paragraph" style:parent-style-name="Standard">
      <style:text-properties fo:font-variant="small-caps" style:font-name="Cambria" fo:font-size="11pt" fo:letter-spacing="0.0209in" fo:text-shadow="1pt 1pt" fo:font-weight="bold" style:font-size-asian="11pt" style:font-weight-asian="bold" style:font-name-complex="Tahoma" style:font-size-complex="11pt"/>
    </style:style>
    <style:style style:name="P4" style:family="paragraph" style:parent-style-name="Standard">
      <style:text-properties style:font-name="Cambria" fo:font-size="11pt" style:font-size-asian="11pt" style:font-name-complex="Tahoma" style:font-size-complex="11pt"/>
    </style:style>
    <style:style style:name="P5" style:family="paragraph" style:parent-style-name="Standard">
      <style:paragraph-properties fo:margin-left="0.1299in" fo:margin-right="0in"/>
      <style:text-properties style:font-name="Cambria" fo:font-size="11pt" style:font-size-asian="11pt" style:font-name-complex="Tahoma" style:font-size-complex="11pt"/>
    </style:style>
    <style:style style:name="P6" style:family="paragraph" style:parent-style-name="Standard">
      <style:text-properties style:font-name="Cambria" fo:font-size="11pt" officeooo:paragraph-rsid="000d3db5" style:font-size-asian="11pt" style:font-name-complex="Tahoma" style:font-size-complex="11pt"/>
    </style:style>
    <style:style style:name="P7" style:family="paragraph" style:parent-style-name="Standard">
      <style:text-properties style:font-name="Cambria" fo:font-size="11pt" officeooo:paragraph-rsid="000efbd3" style:font-size-asian="11pt" style:font-name-complex="Tahoma" style:font-size-complex="11pt"/>
    </style:style>
    <style:style style:name="T1" style:family="text">
      <style:text-properties fo:font-variant="small-caps" fo:letter-spacing="0.0209in" fo:text-shadow="1pt 1pt" fo:font-weight="bold" style:font-weight-asian="bold"/>
    </style:style>
    <style:style style:name="T2" style:family="text">
      <style:text-properties style:font-name="Cambria" fo:font-size="11pt" style:font-size-asian="11pt" style:font-name-complex="Tahoma" style:font-size-complex="11pt"/>
    </style:style>
    <style:style style:name="T3" style:family="text">
      <style:text-properties style:font-name="Cambria" fo:font-size="11pt" fo:font-weight="bold" style:font-size-asian="11pt" style:font-weight-asian="bold" style:font-name-complex="Tahoma" style:font-size-complex="11pt"/>
    </style:style>
    <style:style style:name="T4" style:family="text">
      <style:text-properties style:font-name="Cambria" fo:font-size="10pt" style:font-size-asian="10pt" style:font-name-complex="Tahoma" style:font-size-complex="10pt"/>
    </style:style>
    <style:style style:name="T5" style:family="text">
      <style:text-properties officeooo:rsid="000efbd3"/>
    </style:style>
    <style:style style:name="T6" style:family="text">
      <style:text-properties officeooo:rsid="000f0e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sumo Analítico</text:p>
      <text:p text:style-name="P3"/>
      <text:p text:style-name="P4">Nome do aluno:</text:p>
      <text:p text:style-name="P6">Referência de cada fonte analisada:</text:p>
      <text:p text:style-name="P6"><text:tab/>https://www.programiz.com/c-programming/c-strings</text:p>
      <text:p text:style-name="P6"><text:tab/>https://www.tutorialspoint.com/cprogramming/c_strings.htm</text:p>
      <text:p text:style-name="P5"><text:tab/>https://www.geeksforgeeks.org/c/strings-in-c/</text:p>
      <text:p text:style-name="P5"/>
      <text:p text:style-name="P4">Descrição da obra:</text:p>
      <text:p text:style-name="P4"><text:tab/><text:span text:style-name="T5">As obras apresentam suas perspectivas sobre tópicos importantes que devem ser abordados ao estudar a formação de strings na linguagem C, exemplifica</text:span><text:span text:style-name="T6">ndo</text:span><text:span text:style-name="T5"> </text:span><text:span text:style-name="T6">cada</text:span><text:span text:style-name="T5"> tópico que abordam com um exemplo de código o qual o usuário pode facilmente copiar.</text:span></text:p>
      <text:p text:style-name="P4"><text:tab/><text:span text:style-name="T6">Cada artigo aborda o tema de forma própria, assim como cada artigo se aprofuunda no tema até o que o autor achou conveniente para o leitor estudar. Então portanto cada artigo possuí um propósito difente. </text:span></text:p>
      <text:p text:style-name="P4"/>
      <text:p text:style-name="Standard"><text:span text:style-name="T2">Comentários do aluno (uma opinião crítica sobre as fontes consultadas, relacionando-as – </text:span><text:span text:style-name="T3">obrigatório no mínimo 5 linhas</text:span><text:span text:style-name="T2">):</text:span></text:p>
      <text:p text:style-name="P4"><text:tab/></text:p>
      <text:p text:style-name="P4"><text:s/><text:tab/><text:span text:style-name="T5">Embora com diferenças os três sites abordaram durante grande parte de seu conteúdo os mesmos tópicos que são tópicos base para o entendimento da construção de string em C, nos três foram aboordados o tópico da string ser na verdade um array unidimensional de caracteres sendo a última posição o indicador nulo “/0” que pode ser adicionada de forma manual ou automática. </text:span></text:p>
      <text:p text:style-name="P7"><text:tab/><text:span text:style-name="T5">No site tutorialspoint os tópicos abordados se reservaram aos estritamente necessários, como mostrar algumas formas comuns de se declarar, obter e escrever uma string.</text:span></text:p>
      <text:p text:style-name="P7"><text:span text:style-name="T5"><text:tab/>Já no site da programiz e do geeksforce os tópicos abordados foram um pouco além do estritamente necessário mostrando desde a declaração de uma stringm passando por método(s) seguro(s) de obter e escrever essas strings e chegando até a explicar de forma breve a utilização de ponteiros com string.</text:span></text:p>
      <text:p text:style-name="P7"><text:tab/><text:span text:style-name="T5">Embora o artigo da programiz e da geeks force abordarem os mesmos tópicos eles abordam de formas diferentes, no artigo da programiz não há nem a menção de outros métod</text:span><text:span text:style-name="T6">os de obtenção de strings, isso para strings compostas por duas+ palavras, enquanto no artigo da geeksforce há a menção e exemplificação de outros tipos de obter de de escrever as strings.</text:span></text:p>
      <text:p text:style-name="P7"><text:tab/><text:span text:style-name="T6">De certa forma o tutorialspoint cumpre o papel de ser um material introdutório enquanto os artigos da programiz e da geeksforce exploram um pouco mais do conteúdo tornando-o um pouco mais completo.</text:span></text:p>
      <text:p text:style-name="P4"><text:tab/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ítulo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Legenda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Arial Unicode MS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Cambria" fo:font-size="10pt" style:font-size-asian="10pt" style:font-name-complex="Tahoma" style:font-size-complex="10pt"/>
    </style:style>
    <style:style style:name="MT1" style:family="text">
      <style:text-properties style:font-name="Cambria" fo:font-size="10pt" style:font-size-asian="10pt" style:font-name-complex="Tahoma" style:font-size-complex="10pt"/>
    </style:style>
    <style:page-layout style:name="Mpm1">
      <style:page-layout-properties fo:page-width="8.2681in" fo:page-height="11.6929in" style:num-format="1" style:print-orientation="portrait" fo:margin-top="1.1811in" fo:margin-bottom="0.4925in" fo:margin-left="0.9846in" fo:margin-right="0.9846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top="0.4535in" style:dynamic-spacing="true"/>
      </style:footer-style>
    </style:page-layout>
    <style:style style:name="Mdp1" style:family="drawing-page">
      <style:drawing-page-properties draw:fill="solid" draw:fill-color="#ffffff" draw:opacity="0%"/>
    </style:style>
  </office:automatic-styles>
  <office:master-styles>
    <style:master-page style:name="Standard" style:page-layout-name="Mpm1" draw:style-name="Mdp1">
      <style:footer>
        <text:p text:style-name="MP1">Prof. Marcus Vinicius Maltempi</text:p>
        <text:p text:style-name="Footer"><text:span text:style-name="MT1">Algoritmos e Técnicas de Programação II – Noturno, 2º Sem/2025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ELATÓRIO-AVALIAÇÃO</dc:title>
    <dc:subject/>
    <meta:keyword/>
    <meta:initial-creator>Marcus Vinicius Maltempi</meta:initial-creator>
    <meta:creation-date>2024-08-01T12:12:00</meta:creation-date>
    <dc:date>2025-08-11T19:38:31.387985212</dc:date>
    <meta:editing-cycles>4</meta:editing-cycles>
    <meta:editing-duration>PT2H45M40S</meta:editing-duration>
    <meta:document-statistic meta:table-count="0" meta:image-count="0" meta:object-count="0" meta:page-count="2" meta:paragraph-count="19" meta:word-count="346" meta:character-count="2291" meta:non-whitespace-character-count="1945"/>
    <meta:generator>LibreOffice/24.2.7.2$Linux_X86_64 LibreOffice_project/420$Build-2</meta:generator>
  </office:meta>
</office:document-meta>
</file>